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2e3436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2e3436" style:vertical-align="top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2e3436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2e3436" style:vertical-align="top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2e3436" style:vertical-align="top" loext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2e3436" style:vertical-align="top" loext:vertical-justify="auto"/>
      <style:paragraph-properties fo:text-align="start" css3t:text-justify="auto" fo:margin-left="1.058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2e3436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2e3436" style:vertical-align="top" loext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2e3436" style:vertical-align="top" loext:vertical-justify="auto"/>
      <style:paragraph-properties fo:text-align="start" css3t:text-justify="auto" fo:margin-left="1.411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2e3436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2e3436" fo:background-color="#ffff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2e3436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2" table:number-columns-repeated="2" table:default-cell-style-name="ce8"/>
        <table:table-row table:style-name="ro1">
          <table:table-cell table:style-name="ce1" office:value-type="string" calcext:value-type="string">
            <text:p>field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size</text:p>
          </table:table-cell>
          <table:table-cell table:style-name="Default" office:value-type="string" calcext:value-type="string">
            <text:p>default value</text:p>
          </table:table-cell>
          <table:table-cell table:style-name="Default"/>
        </table:table-row>
        <table:table-row table:style-name="ro1">
          <table:table-cell table:style-name="ce1" table:number-columns-repeated="3"/>
          <table:table-cell office:value-type="float" office:value="1768" calcext:value-type="float">
            <text:p>1768</text:p>
          </table:table-cell>
          <table:table-cell/>
        </table:table-row>
        <table:table-row table:style-name="ro1">
          <table:table-cell table:style-name="ce2" office:value-type="string" calcext:value-type="string">
            <text:p>msg_hdr</text:p>
          </table:table-cell>
          <table:table-cell table:style-name="ce2"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string" calcext:value-type="string">
            <text:p>operator_hdr</text:p>
          </table:table-cell>
          <table:table-cell table:style-name="ce2"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string" calcext:value-type="string">
            <text:p>flight_plan</text:p>
          </table:table-cell>
          <table:table-cell table:style-name="ce3" table:number-columns-repeated="2"/>
          <table:table-cell table:style-name="ce9" office:value-type="float" office:value="1728" calcext:value-type="float">
            <text:p>1728</text:p>
          </table:table-cell>
          <table:table-cell table:style-name="ce9"/>
        </table:table-row>
        <table:table-row table:style-name="ro1">
          <table:table-cell table:style-name="ce4" office:value-type="string" calcext:value-type="string">
            <text:p>reporting_IU_ctn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fpl_reference_num_ctn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adc_num_ctn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fic_num(6)</text:p>
          </table:table-cell>
          <table:table-cell table:style-name="ce4"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spare2_s8(2)</text:p>
          </table:table-cell>
          <table:table-cell table:style-name="ce4"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last_update_time</text:p>
          </table:table-cell>
          <table:table-cell table:style-name="ce4"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c_01011970_till_midnight_s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_of_day_in_millisec_s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mission_order_ctn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fpl_status_e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6" office:value-type="string" calcext:value-type="string">
            <text:p>package_callsign(16)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element_callsign(16)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style-name="ce4" office:value-type="string" calcext:value-type="string">
            <text:p>operating_agency_u32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number_of_aircraft_u32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identification_info</text:p>
          </table:table-cell>
          <table:table-cell table:style-name="ce4"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lassification_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latform_type_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latform_specific_type_u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nfiguration_code_s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add_platform_specific_type_u32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mission_u32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role_exercise_u32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pilots(8)</text:p>
          </table:table-cell>
          <table:table-cell table:style-name="ce4"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pilot_rank_s8(4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lot_name_s8(12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lot_op_status_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ilot_rating_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ff_mode_cod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7" office:value-type="string" calcext:value-type="string">
            <text:p>mode_1_code_validity_e</text:p>
          </table:table-cell>
          <table:table-cell table:style-name="ce7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mode_1_code_u32</text:p>
          </table:table-cell>
          <table:table-cell table:style-name="ce7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mode_2_code_validity_e</text:p>
          </table:table-cell>
          <table:table-cell table:style-name="ce7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mode_2_code_u32</text:p>
          </table:table-cell>
          <table:table-cell table:style-name="ce7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mode_A_3_code_validity_e</text:p>
          </table:table-cell>
          <table:table-cell table:style-name="ce7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mode_A_3_code_u32</text:p>
          </table:table-cell>
          <table:table-cell table:style-name="ce7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mode_S_code_validity_e</text:p>
          </table:table-cell>
          <table:table-cell table:style-name="ce7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mode_S_code_u32</text:p>
          </table:table-cell>
          <table:table-cell table:style-name="ce7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ique_AC_identifier_u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dividual_callsign_u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re3_s8(3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ats_route_num_u32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launch_airbase</text:p>
          </table:table-cell>
          <table:table-cell table:style-name="ce4"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ixed_point_tech_num_ct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urrent_direction_validity_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urrent_direction_deg_u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nway_side_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recovery_airbase</text:p>
          </table:table-cell>
          <table:table-cell table:style-name="ce4"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ixed_point_tech_num_ct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urrent_direction_validity_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urrent_direction_deg_u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nway_side_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remarks_s8(152)</text:p>
          </table:table-cell>
          <table:table-cell table:style-name="ce4"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etd_atd</text:p>
          </table:table-cell>
          <table:table-cell table:style-name="ce4"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c_01011970_till_midnight_s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_of_day_in_millisec_s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first_wp_time_validity_e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first_wp_time</text:p>
          </table:table-cell>
          <table:table-cell table:style-name="ce4"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c_01011970_till_midnight_s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_of_day_in_millisec_s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target_type_e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target_ctn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target_waypoint_num_u32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tot_validity_e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tot</text:p>
          </table:table-cell>
          <table:table-cell table:style-name="ce4"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c_01011970_till_midnight_s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_of_day_in_millisec_s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return_tyco_waypoint_num_u32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border_exit_waypoint_num_u32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border_entry_waypoint_num_u32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loiter_point(2)</text:p>
          </table:table-cell>
          <table:table-cell table:style-name="ce4" table:number-columns-repeated="2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waypoint_num_u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iter_time_validity_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iter_time_u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n_height_validity_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n_height_s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x_height_validity_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x_height_s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guide_to_e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turn_style_e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total_number_of_waypoints_u32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route_waypoints(50)</text:p>
          </table:table-cell>
          <table:table-cell table:style-name="ce4"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cs_position_in_cm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" office:value-type="string" calcext:value-type="string">
            <text:p>gcs_x_s32</text:p>
          </table:table-cell>
          <table:table-cell table:style-name="ce7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gcs_y_s32</text:p>
          </table:table-cell>
          <table:table-cell table:style-name="ce7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gcs_z_s32</text:p>
          </table:table-cell>
          <table:table-cell table:style-name="ce7"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peed_u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20:48:04.5280485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6-14T20:38:12.089764959</meta:creation-date>
    <dc:date>2022-06-14T20:59:08.243905764</dc:date>
    <meta:editing-duration>PT15M10S</meta:editing-duration>
    <meta:editing-cycles>6</meta:editing-cycles>
    <meta:generator>LibreOffice/7.3.3.2$Linux_X86_64 LibreOffice_project/d1d0ea68f081ee2800a922cac8f79445e4603348</meta:generator>
    <meta:document-statistic meta:table-count="1" meta:cell-count="181" meta:object-count="0"/>
  </office:meta>
</office:document-meta>
</file>